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8Num1">
      <style:paragraph-properties fo:margin-left="0in" fo:margin-right="0in" fo:text-indent="0in" style:auto-text-inden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Dockers: </text:p>
      <text:list text:style-name="WW8Num1">
        <text:list-item>
          <text:p text:style-name="P2">Tool Options: When I select the Tool Options from the Docker Settings, this tool option could be used for both the text as well as graphics. It was very confusing earlier, but as I know I know which one is to be used for text and which one is to be used for graphics or geometrical figures.</text:p>
        </text:list-item>
      </text:list>
      <text:p text:style-name="List_20_Paragraph"/>
      <text:p text:style-name="List_20_Paragraph">SOLUTION: LIST IT AS TWO DIFFERENT DOCKERS</text:p>
      <text:p text:style-name="List_20_Paragraph">If the user wants to work with geometrical features, user should use tool options. And if the user wants to work with the text, user should use a new docker (if implemented) which could be named as Format. (I am not sure if Dockers is the emphasizing part of KWord in developers view.) In my opinion, dockers are one of the most powerful areas of KWord. And we should force the user to use the dockers. Also, when we select PARAGRAPH from the FORMAT menu, it should contain CHARACTER SPACING too in the Indent/Spacing window. Scanned Page Number 1, shows how the interface would look. </text:p>
      <text:p text:style-name="List_20_Paragraph">Also the Find function should be changed to FIND &amp; REPLACE.</text:p>
      <text:p text:style-name="List_20_Paragraph"/>
      <text:p text:style-name="List_20_Paragraph">Next, Tool Options. I believe the name TOOL OPTIONS should be changed into something much more clear and obvious. The new interface is shown in scanned page 2.Page 2 shows how the interface would look when user clicks the tool options from the settings menu. For the default options, I have combined all its three sub functions: Geometry, Transformation and Advanced.</text:p>
      <text:p text:style-name="List_20_Paragraph">I wonder if the user will be using KWord for such precise geometrical figures. When I interviewed Thomas, he told me even a 10 year old can use KWord. Then I think is there any need for functions such as Shear X, Scale X, Shear Y, Scale Y in the Transformation Tab. In my interface design, I haven’t included them. The default options have been kept short to perform the basic functiona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neha</meta:initial-creator>
    <meta:creation-date>2008-08-08T19:54:00</meta:creation-date>
    <dc:creator>neha</dc:creator>
    <dc:date>2008-08-08T19:54:00</dc:date>
    <meta:editing-cycles>2</meta:editing-cycles>
    <meta:editing-duration>PT22H0M0S</meta:editing-duration>
    <meta:user-defined meta:name="Info 1"/>
    <meta:user-defined meta:name="Info 2"/>
    <meta:user-defined meta:name="Info 3"/>
    <meta:user-defined meta:name="Info 4"/>
    <meta:document-statistic meta:table-count="0" meta:image-count="0" meta:object-count="0" meta:page-count="1" meta:paragraph-count="7" meta:word-count="317" meta:character-count="1752"/>
  </office:meta>
</office:document-meta>
</file>